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21e07a" officeooo:paragraph-rsid="0021e07a"/>
    </style:style>
    <style:style style:name="P2" style:family="paragraph" style:parent-style-name="Standard" style:list-style-name="L5">
      <style:text-properties fo:font-style="italic" officeooo:rsid="00283ff7" officeooo:paragraph-rsid="00283ff7" style:font-style-asian="italic" style:font-style-complex="italic"/>
    </style:style>
    <style:style style:name="P3" style:family="paragraph" style:parent-style-name="Standard" style:list-style-name="L5">
      <style:text-properties fo:font-style="italic" officeooo:rsid="00289368" officeooo:paragraph-rsid="00289368" style:font-style-asian="italic" style:font-style-complex="italic"/>
    </style:style>
    <style:style style:name="P4" style:family="paragraph" style:parent-style-name="Standard" style:list-style-name="L5">
      <style:text-properties fo:font-style="italic" officeooo:rsid="002c7509" officeooo:paragraph-rsid="002c7509" style:font-style-asian="italic" style:font-style-complex="italic"/>
    </style:style>
    <style:style style:name="P5" style:family="paragraph" style:parent-style-name="Standard">
      <style:text-properties officeooo:rsid="002070b3" officeooo:paragraph-rsid="002070b3"/>
    </style:style>
    <style:style style:name="P6" style:family="paragraph" style:parent-style-name="Standard">
      <style:text-properties officeooo:rsid="002d4e40" officeooo:paragraph-rsid="002d4e40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fo:font-style="italic" officeooo:rsid="002c7509" officeooo:paragraph-rsid="002c7509" style:font-style-asian="italic" style:font-style-complex="italic"/>
    </style:style>
    <style:style style:name="P8" style:family="paragraph" style:parent-style-name="Text_20_body" style:list-style-name="L5">
      <style:text-properties fo:font-style="italic" officeooo:rsid="00283ff7" officeooo:paragraph-rsid="00283ff7" style:font-style-asian="italic" style:font-style-complex="italic"/>
    </style:style>
    <style:style style:name="P9" style:family="paragraph" style:parent-style-name="Text_20_body" style:list-style-name="L2">
      <style:text-properties officeooo:paragraph-rsid="00246dae"/>
    </style:style>
    <style:style style:name="P10" style:family="paragraph" style:parent-style-name="Text_20_body" style:list-style-name="L4">
      <style:text-properties officeooo:rsid="00255338" officeooo:paragraph-rsid="00255338"/>
    </style:style>
    <style:style style:name="P11" style:family="paragraph" style:parent-style-name="Text_20_body" style:list-style-name="L3">
      <style:text-properties officeooo:paragraph-rsid="00255338"/>
    </style:style>
    <style:style style:name="P12" style:family="paragraph" style:parent-style-name="Text_20_body" style:list-style-name="L3">
      <style:text-properties officeooo:paragraph-rsid="0026f6be"/>
    </style:style>
    <style:style style:name="P13" style:family="paragraph" style:parent-style-name="Text_20_body">
      <style:text-properties officeooo:rsid="002d4e40" officeooo:paragraph-rsid="002d4e40"/>
    </style:style>
    <style:style style:name="P14" style:family="paragraph" style:parent-style-name="Text_20_body">
      <style:text-properties officeooo:rsid="002d4e40" officeooo:paragraph-rsid="002f2ec0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officeooo:paragraph-rsid="0026f6be"/>
    </style:style>
    <style:style style:name="P16" style:family="paragraph" style:parent-style-name="Text_20_body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margin-left="2.501cm" fo:margin-right="0cm" fo:text-indent="0cm" style:auto-text-indent="false"/>
      <style:text-properties fo:font-style="italic" officeooo:rsid="00283ff7" officeooo:paragraph-rsid="00283ff7" style:font-style-asian="italic" style:font-style-complex="italic"/>
    </style:style>
    <style:style style:name="P18" style:family="paragraph" style:parent-style-name="Text_20_body">
      <style:paragraph-properties fo:margin-left="3.752cm" fo:margin-right="0cm" fo:text-indent="0cm" style:auto-text-indent="false"/>
      <style:text-properties officeooo:paragraph-rsid="0026f6be"/>
    </style:style>
    <style:style style:name="P19" style:family="paragraph" style:parent-style-name="Heading_20_1">
      <style:text-properties officeooo:rsid="001da21b" officeooo:paragraph-rsid="001da21b"/>
    </style:style>
    <style:style style:name="P20" style:family="paragraph" style:parent-style-name="Heading_20_1">
      <style:text-properties officeooo:rsid="001da21b" officeooo:paragraph-rsid="0021e07a"/>
    </style:style>
    <style:style style:name="P21" style:family="paragraph" style:parent-style-name="Heading_20_1">
      <style:text-properties officeooo:rsid="0021e07a" officeooo:paragraph-rsid="0023c578"/>
    </style:style>
    <style:style style:name="P22" style:family="paragraph" style:parent-style-name="Heading_20_1">
      <style:text-properties officeooo:rsid="0023c578" officeooo:paragraph-rsid="0023c578"/>
    </style:style>
    <style:style style:name="P23" style:family="paragraph" style:parent-style-name="Heading_20_1">
      <style:text-properties officeooo:rsid="002d4e40" officeooo:paragraph-rsid="002f2ec0"/>
    </style:style>
    <style:style style:name="P24" style:family="paragraph" style:parent-style-name="Preformatted_20_Text" style:list-style-name="L5">
      <style:text-properties officeooo:paragraph-rsid="002c7509"/>
    </style:style>
    <style:style style:name="P25" style:family="paragraph" style:parent-style-name="Preformatted_20_Text">
      <style:paragraph-properties fo:margin-left="2.501cm" fo:margin-right="0cm" fo:text-indent="0cm" style:auto-text-indent="false"/>
      <style:text-properties fo:font-style="italic" officeooo:rsid="002c7509" officeooo:paragraph-rsid="002c7509" style:font-style-asian="italic" style:font-style-complex="italic"/>
    </style:style>
    <style:style style:name="T1" style:family="text">
      <style:text-properties officeooo:rsid="0021e07a"/>
    </style:style>
    <style:style style:name="T2" style:family="text">
      <style:text-properties officeooo:rsid="00246dae"/>
    </style:style>
    <style:style style:name="T3" style:family="text">
      <style:text-properties fo:font-style="italic" officeooo:rsid="00255338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5338" style:font-weight-asian="normal" style:font-weight-complex="normal"/>
    </style:style>
    <style:style style:name="T6" style:family="text">
      <style:text-properties fo:font-weight="normal" officeooo:rsid="0026f6be" style:font-weight-asian="normal" style:font-weight-complex="normal"/>
    </style:style>
    <style:style style:name="T7" style:family="text">
      <style:text-properties fo:font-size="10pt" fo:font-weight="normal" officeooo:rsid="0026f6be" style:font-size-asian="10pt" style:font-weight-asian="normal" style:font-size-complex="10pt" style:font-weight-complex="normal"/>
    </style:style>
    <style:style style:name="T8" style:family="text">
      <style:text-properties officeooo:rsid="00289368"/>
    </style:style>
    <style:style style:name="T9" style:family="text">
      <style:text-properties officeooo:rsid="002d4e40"/>
    </style:style>
    <style:style style:name="T10" style:family="text">
      <style:text-properties officeooo:rsid="002f2e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ent installer un service custom sous ubuntu 16.04</text:h>
      <text:p text:style-name="P5">Il peut être utile d’installer une application en mode service/daemon sous linux afin que le démarrage se fasse au boot de la machine, que l’application soit disponible en tout temps . Dans cette procédure une application Python 2 ( test.py) effectue une <text:span text:style-name="T1">l’</text:span>écriture <text:span text:style-name="T1">d’un message pendant 600 sec </text:span>dans le <text:s/>journal système local de syslog <text:span text:style-name="T1">pour prouver le fonctionnement en mode service de l’application. Cette note n’utilise pas l’environnement virtuel python.</text:span></text:p>
      <text:h text:style-name="P23" text:outline-level="1">Méta.</text:h>
      <text:p text:style-name="P14">Mots clefs : ubuntu 16.04 <text:s/>services python syslog systemd</text:p>
      <text:p text:style-name="P14">Date : 2018 /07/31</text:p>
      <text:p text:style-name="P14">Auteur : <text:span text:style-name="T10">S</text:span>erge Dubé</text:p>
      <text:h text:style-name="P19" text:outline-level="1">Prérequis.</text:h>
      <text:list xml:id="list6016312109797567750" text:style-name="L1">
        <text:list-item>
          <text:p text:style-name="P1">Ubuntu 16.04</text:p>
        </text:list-item>
        <text:list-item>
          <text:p text:style-name="P1">Python 2</text:p>
        </text:list-item>
      </text:list>
      <text:h text:style-name="P21" text:outline-level="1">Méthode.</text:h>
      <text:list xml:id="list6319908557006956294" text:style-name="L2">
        <text:list-item>
          <text:p text:style-name="P9"><text:span text:style-name="T2">Sur le bureau /home/grelot/Bureau créer un fichier test.ty ayant les attributs :&gt; -rw-rw-r-- <text:s/>1 grelot grelot <text:s text:c="4"/>401 jui 30 17:47 test.py</text:span></text:p>
        </text:list-item>
      </text:list>
      <text:p text:style-name="Horizontal_20_Line"/>
      <text:p text:style-name="P16">import logging</text:p>
      <text:p text:style-name="P16">import logging.handlers</text:p>
      <text:p text:style-name="P16">import time</text:p>
      <text:p text:style-name="P16">my_logger = logging.getLogger('MyLogger')</text:p>
      <text:p text:style-name="P16">my_logger.setLevel(logging.DEBUG)</text:p>
      <text:p text:style-name="P16">handler = logging.handlers.SysLogHandler(address = '/dev/log')</text:p>
      <text:p text:style-name="P16">my_logger.addHandler(handler)</text:p>
      <text:p text:style-name="P16">sum=0</text:p>
      <text:p text:style-name="P16">for i in range(1,100):</text:p>
      <text:p text:style-name="P16"><text:s text:c="4"/>sum = sum + i</text:p>
      <text:p text:style-name="P16"><text:s text:c="4"/>time.sleep(6)</text:p>
      <text:p text:style-name="P16"><text:s text:c="4"/># my_logger.critical('this is critical')</text:p>
      <text:p text:style-name="P16"><text:soft-page-break/><text:s text:c="4"/>my_logger.debug('Python SDU Service test est en marche. ')</text:p>
      <text:p text:style-name="Horizontal_20_Line"/>
      <text:list xml:id="list5592801721024665902" text:style-name="L3">
        <text:list-item>
          <text:p text:style-name="P12"><text:span text:style-name="T3">Dans </text:span><text:span text:style-name="Strong_20_Emphasis"><text:span text:style-name="T4">/etc/systemd/system/ </text:span></text:span><text:span text:style-name="Strong_20_Emphasis"><text:span text:style-name="T5">créer un </text:span></text:span><text:span text:style-name="Strong_20_Emphasis"><text:span text:style-name="T6">fichier </text:span></text:span><text:span text:style-name="Strong_20_Emphasis"><text:span text:style-name="T5">ayant les privilèges …</text:span></text:span></text:p>
          <text:p text:style-name="P11"><text:span text:style-name="Strong_20_Emphasis"><text:span text:style-name="T5">-rwxr-xr-x <text:s/>1 root root <text:s/>300 jui 30 18:31 sdserver.service</text:span></text:span></text:p>
        </text:list-item>
      </text:list>
      <text:p text:style-name="P15"><text:span text:style-name="Strong_20_Emphasis"><text:span text:style-name="T6">Le contenu du fichier </text:span></text:span><text:span text:style-name="Strong_20_Emphasis"><text:span text:style-name="T5">sdserver.service..</text:span></text:span></text:p>
      <text:p text:style-name="Horizontal_20_Line"><text:span text:style-name="Strong_20_Emphasis"/></text:p>
      <text:p text:style-name="P18"><text:span text:style-name="Strong_20_Emphasis"><text:span text:style-name="T7">[Unit]</text:span></text:span></text:p>
      <text:p text:style-name="P18"><text:span text:style-name="Strong_20_Emphasis"><text:span text:style-name="T7">Description=SD Service Test Client Daemon</text:span></text:span></text:p>
      <text:p text:style-name="P18"><text:span text:style-name="Strong_20_Emphasis"><text:span text:style-name="T7">After=network-online.target</text:span></text:span></text:p>
      <text:p text:style-name="P18"><text:span text:style-name="Strong_20_Emphasis"><text:span text:style-name="T7">[Service]</text:span></text:span></text:p>
      <text:p text:style-name="P18"><text:span text:style-name="Strong_20_Emphasis"><text:span text:style-name="T7">Type=simple</text:span></text:span></text:p>
      <text:p text:style-name="P18"><text:span text:style-name="Strong_20_Emphasis"><text:span text:style-name="T7">User=grelot</text:span></text:span></text:p>
      <text:p text:style-name="P18"><text:span text:style-name="Strong_20_Emphasis"><text:span text:style-name="T7">Group=grelot</text:span></text:span></text:p>
      <text:p text:style-name="P18"><text:span text:style-name="Strong_20_Emphasis"><text:span text:style-name="T7">ExecStart= /usr/bin/python "/home/grelot/Bureau/test.py"</text:span></text:span></text:p>
      <text:p text:style-name="P18"><text:span text:style-name="Strong_20_Emphasis"><text:span text:style-name="T7">#Restart=on-failure</text:span></text:span></text:p>
      <text:p text:style-name="P18"><text:span text:style-name="Strong_20_Emphasis"><text:span text:style-name="T7"># Time to wait before forcefully stopped.</text:span></text:span></text:p>
      <text:p text:style-name="P18"><text:span text:style-name="Strong_20_Emphasis"><text:span text:style-name="T7">#TimeoutStopSec=300</text:span></text:span></text:p>
      <text:p text:style-name="P18"><text:span text:style-name="Strong_20_Emphasis"><text:span text:style-name="T7">[Install]</text:span></text:span></text:p>
      <text:p text:style-name="P18"><text:span text:style-name="Strong_20_Emphasis"><text:span text:style-name="T7">WantedBy=multi-user.target</text:span></text:span></text:p>
      <text:p text:style-name="Horizontal_20_Line"><text:span text:style-name="Strong_20_Emphasis"/></text:p>
      <text:list xml:id="list1095994484894510091" text:style-name="L5">
        <text:list-item>
          <text:p text:style-name="P8">Dans Ubuntu 16.04 rechercher et afficher Journaux systemes syslog</text:p>
        </text:list-item>
        <text:list-item>
          <text:p text:style-name="P8">Dans une fenetre de terminal avec sudo su</text:p>
        </text:list-item>
        <text:list-item>
          <text:p text:style-name="P8">faire sudo systemctl start sdserver</text:p>
          <text:p text:style-name="P8">Si tout va bien les message …..</text:p>
          <text:p text:style-name="P8">Jul 31 12:03:53 grelot-Aspire-5517 systemd[1]: Configuration file /etc/systemd/system/sdserver.service is marked executable. Please remove executable permission bits. Proceeding anyway.</text:p>
        </text:list-item>
      </text:list>
      <text:p text:style-name="P17">Jul 31 12:03:53 grelot-Aspire-5517 systemd[1]: Started SD Service Test Client Daemon.</text:p>
      <text:p text:style-name="P17">Jul 31 12:03:59 grelot-Aspire-5517 Python SDU Service test est en marche.</text:p>
      <text:p text:style-name="P17">Jul 31 12:05:35 grelot-Aspire-5517 Python message repeated 16 times: [ SDU Service test est en marche.]</text:p>
      <text:list xml:id="list125345260543647" text:continue-numbering="true" text:style-name="L5">
        <text:list-item>
          <text:p text:style-name="P2"><text:soft-page-break/>….. vont afficher <text:span text:style-name="T8">indiquant que le service sdserver est en exécution.</text:span></text:p>
        </text:list-item>
        <text:list-item>
          <text:p text:style-name="P3">Il est possible de stopper le service en faisant…..</text:p>
        </text:list-item>
        <text:list-item>
          <text:p text:style-name="P3">sudo systemctl stop sdserver</text:p>
        </text:list-item>
        <text:list-item>
          <text:p text:style-name="P4">Pour que le service redémarre au boot de la machine il faut faire</text:p>
          <text:list>
            <text:list-header>
              <text:p text:style-name="P24"/>
            </text:list-header>
          </text:list>
        </text:list-item>
      </text:list>
      <text:p text:style-name="P25">systemctl enable <text:span text:style-name="T9">sdserver</text:span>.service</text:p>
      <text:p text:style-name="P7"/>
      <text:h text:style-name="P22" text:outline-level="1">Références.</text:h>
      <text:list xml:id="list5373747344267599650" text:style-name="L4">
        <text:list-item>
          <text:p text:style-name="P10">https://doc.ubuntu-fr.org/creer_un_service_avec_systemd</text:p>
        </text:list-item>
      </text:list>
      <text:h text:style-name="P20" text:outline-level="1"><text:span text:style-name="T1">Conclusion.</text:span></text:h>
      <text:p text:style-name="P6">Cette procédure a été testée sur ubuntu 16.04 fonctionne sans problèmes <text:s/>appar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03:15.986836892</meta:creation-date>
    <dc:date>2018-07-31T12:53:43.667231649</dc:date>
    <meta:editing-duration>PT20M1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58" meta:word-count="367" meta:character-count="2655" meta:non-whitespace-character-count="2335"/>
  </office:meta>
</office:document-meta>
</file>